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1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812ca7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6db84" officeooo:paragraph-rsid="0086db84" style:font-size-asian="12.6000003814697pt" style:font-style-asian="italic" style:font-weight-asian="normal" style:font-size-complex="14.3999996185303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ae59a" officeooo:paragraph-rsid="00eae59a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c26ff" officeooo:paragraph-rsid="00ec26ff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df893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e8f65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92d515" officeooo:paragraph-rsid="0096ddc3" style:font-size-asian="12.6000003814697pt" style:font-style-asian="italic" style:font-weight-asian="bold" style:font-size-complex="14.3999996185303pt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22" style:family="paragraph" style:parent-style-name="Standard"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3465a4" loext:opacity="100%" style:font-name="Calibri" fo:font-size="9pt" fo:font-style="normal" fo:font-weight="bold" officeooo:paragraph-rsid="00812ca7" style:font-size-asian="9pt" style:font-style-asian="normal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465a4" loext:opacity="100%" style:font-name="Calibri1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955601"/>
    </style:style>
    <style:style style:name="T3" style:family="text">
      <style:text-properties officeooo:rsid="0096ddc3"/>
    </style:style>
    <style:style style:name="T4" style:family="text">
      <style:text-properties officeooo:rsid="009fc20d"/>
    </style:style>
    <style:style style:name="T5" style:family="text">
      <style:text-properties officeooo:rsid="00a09926"/>
    </style:style>
    <style:style style:name="T6" style:family="text">
      <style:text-properties officeooo:rsid="00ccd33f"/>
    </style:style>
    <style:style style:name="T7" style:family="text">
      <style:text-properties officeooo:rsid="00e8b05c"/>
    </style:style>
    <style:style style:name="T8" style:family="text">
      <style:text-properties officeooo:rsid="00e9e3a7"/>
    </style:style>
    <style:style style:name="T9" style:family="text">
      <style:text-properties officeooo:rsid="00ec26ff"/>
    </style:style>
    <style:style style:name="T10" style:family="text">
      <style:text-properties officeooo:rsid="00f511e9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officeooo:rsid="00fb1611"/>
    </style:style>
    <style:style style:name="T13" style:family="text">
      <style:text-properties officeooo:rsid="00fd01f9"/>
    </style:style>
    <style:style style:name="T14" style:family="text">
      <style:text-properties officeooo:rsid="00fec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40329130994176">
          <table:table-cell table:style-name="Tableau1.A1" table:number-columns-spanned="4" office:value-type="string">
            <text:p text:style-name="P7">Activité 3 : schématiser des circuits électrique.</text:p>
          </table:table-cell>
          <table:covered-table-cell/>
          <table:covered-table-cell/>
          <table:covered-table-cell/>
        </table:table-row>
        <table:table-row table:style-name="TableLine94189456097792">
          <table:table-cell table:style-name="Tableau1.A2" table:number-columns-spanned="2" office:value-type="string">
            <text:p text:style-name="P23">Objectifs :</text:p>
            <text:p text:style-name="P24">Apprendre à représenter les circuits électriques de manière simple et compréhensible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>1h<text:span text:style-name="T7">30-2h</text:span></text:p>
          </table:table-cell>
          <table:covered-table-cell/>
        </table:table-row>
        <table:table-row table:style-name="TableLine94189455777504">
          <table:table-cell table:style-name="Tableau1.A3" table:number-columns-spanned="4" office:value-type="string">
            <text:p text:style-name="P3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1"><text:span text:style-name="T14">L</text:span><text:span text:style-name="T13">a vidéo</text:span></text:p>
          </table:table-cell>
          <table:covered-table-cell/>
          <table:covered-table-cell/>
          <table:covered-table-cell/>
        </table:table-row>
        <table:table-row table:style-name="TableLine94189456063744">
          <table:table-cell table:style-name="Tableau1.A5" table:number-columns-spanned="4" office:value-type="string">
            <text:p text:style-name="P4">déroulement de la séance</text:p>
          </table:table-cell>
          <table:covered-table-cell/>
          <table:covered-table-cell/>
          <table:covered-table-cell/>
        </table:table-row>
        <table:table-row table:style-name="TableLine94189456100336">
          <table:table-cell table:style-name="Tableau1.A6" office:value-type="string">
            <text:p text:style-name="P12">Déroulement</text:p>
          </table:table-cell>
          <table:table-cell table:style-name="Tableau1.B6" table:number-columns-spanned="2" office:value-type="string">
            <text:p text:style-name="P12">Modalité</text:p>
          </table:table-cell>
          <table:covered-table-cell/>
          <table:table-cell table:style-name="Tableau1.D6" office:value-type="string">
            <text:p text:style-name="P12">Temps</text:p>
          </table:table-cell>
        </table:table-row>
        <table:table-row table:style-name="TableLine94189456102512">
          <table:table-cell table:style-name="Tableau1.A7" office:value-type="string">
            <text:p text:style-name="P9"><text:span text:style-name="T4">Mise </text:span><text:span text:style-name="T5">en place </text:span><text:span text:style-name="T6">et </text:span>Consignes</text:p>
          </table:table-cell>
          <table:table-cell table:style-name="Tableau1.B7" table:number-columns-spanned="2" office:value-type="string">
            <text:p text:style-name="P13">Toute la classe</text:p>
          </table:table-cell>
          <table:covered-table-cell/>
          <table:table-cell table:style-name="Tableau1.D7" office:value-type="string">
            <text:p text:style-name="P14">5-<text:span text:style-name="T6">10</text:span> min</text:p>
          </table:table-cell>
        </table:table-row>
        <table:table-row table:style-name="TableLine94189456112400">
          <table:table-cell table:style-name="Tableau1.A5" table:number-columns-spanned="4" office:value-type="string">
            <text:p text:style-name="P5">Devoirs</text:p>
          </table:table-cell>
          <table:covered-table-cell/>
          <table:covered-table-cell/>
          <table:covered-table-cell/>
        </table:table-row>
        <table:table-row table:style-name="TableLine94189456113104">
          <table:table-cell table:style-name="Tableau1.A9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Line94189456114640">
          <table:table-cell table:style-name="Tableau1.A5" table:number-columns-spanned="4" office:value-type="string">
            <text:p text:style-name="P6">Trace écrite</text:p>
          </table:table-cell>
          <table:covered-table-cell/>
          <table:covered-table-cell/>
          <table:covered-table-cell/>
        </table:table-row>
        <table:table-row table:style-name="TableLine94189456115376">
          <table:table-cell table:style-name="Tableau1.A11" table:number-columns-spanned="4" office:value-type="string">
            <text:p text:style-name="P25">Activité <text:s/><text:span text:style-name="T12">3 :</text:span></text:p>
            <text:p text:style-name="P26">Pour représenter les composants électriques dans un circuit, les</text:p>
            <text:p text:style-name="P26">physiciens utilisent les symboles normalisés. (voir activité 3)</text:p>
            <text:p text:style-name="P26">Pour les objets que l’on manipule, nous parlerons de montage.</text:p>
            <text:p text:style-name="P26">Règles de schématisation pour schématiser un montage :</text:p>
            <text:p text:style-name="P26">— On forme un rectangle.</text:p>
            <text:p text:style-name="P26">— On trace les segments à la règle et au crayon papier.</text:p>
            <text:p text:style-name="P26">— On place les symboles au milieu des segments.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8M38S</meta:editing-duration>
    <meta:editing-cycles>142</meta:editing-cycles>
    <meta:generator>LibreOffice/7.2.0.4$Linux_X86_64 LibreOffice_project/20$Build-4</meta:generator>
    <meta:creation-date>2021-02-11T10:59:54.903285377</meta:creation-date>
    <meta:initial-creator>J Cercy</meta:initial-creator>
    <dc:date>2021-09-17T20:19:55.360136837</dc:date>
    <meta:document-statistic meta:table-count="1" meta:image-count="0" meta:object-count="0" meta:page-count="1" meta:paragraph-count="24" meta:word-count="107" meta:character-count="672" meta:non-whitespace-character-count="585"/>
  </office:meta>
</office:document-meta>
</file>